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0.9272916666667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3.86291666666667cm"/>
    </style:style>
    <style:style style:name="co4" style:family="table-column">
      <style:table-column-properties fo:break-before="auto" style:column-width="5.212291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1">
            <text:p>Time elapsed : 377811699ns or 0.377811699s</text:p>
          </table:table-cell>
          <table:table-cell table:number-columns-repeated="2" table:style-name="ce1"/>
          <table:table-cell office:value-type="float" office:value="377811699" table:style-name="ce1">
            <text:p>377811699</text:p>
          </table:table-cell>
          <table:table-cell office:value-type="float" office:value="0.377811699" table:style-name="ce1">
            <text:p>0.3778116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ime elapsed : 341035283ns or 0.341035283s</text:p>
          </table:table-cell>
          <table:table-cell table:number-columns-repeated="2" table:style-name="ce1"/>
          <table:table-cell office:value-type="float" office:value="341035283" table:style-name="ce1">
            <text:p>341035283</text:p>
          </table:table-cell>
          <table:table-cell office:value-type="float" office:value="0.34103528300000002" table:style-name="ce1">
            <text:p>0.3410352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ime elapsed : 319595472ns or 0.319595472s</text:p>
          </table:table-cell>
          <table:table-cell table:number-columns-repeated="2" table:style-name="ce1"/>
          <table:table-cell office:value-type="float" office:value="319595472" table:style-name="ce1">
            <text:p>319595472</text:p>
          </table:table-cell>
          <table:table-cell office:value-type="float" office:value="0.31959547199999999" table:style-name="ce1">
            <text:p>0.3195954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ime elapsed : 365090573ns or 0.365090573s</text:p>
          </table:table-cell>
          <table:table-cell table:number-columns-repeated="2" table:style-name="ce1"/>
          <table:table-cell office:value-type="float" office:value="365090573" table:style-name="ce1">
            <text:p>365090573</text:p>
          </table:table-cell>
          <table:table-cell office:value-type="float" office:value="0.36509057299999997" table:style-name="ce1">
            <text:p>0.3650905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ime elapsed : 317505449ns or 0.317505449s</text:p>
          </table:table-cell>
          <table:table-cell table:number-columns-repeated="2" table:style-name="ce1"/>
          <table:table-cell office:value-type="float" office:value="317505449" table:style-name="ce1">
            <text:p>317505449</text:p>
          </table:table-cell>
          <table:table-cell office:value-type="float" office:value="0.317505449" table:style-name="ce1">
            <text:p>0.3175054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ime elapsed : 311565514ns or 0.311565514s</text:p>
          </table:table-cell>
          <table:table-cell table:number-columns-repeated="2" table:style-name="ce1"/>
          <table:table-cell office:value-type="float" office:value="311565514" table:style-name="ce1">
            <text:p>311565514</text:p>
          </table:table-cell>
          <table:table-cell office:value-type="float" office:value="0.31156551399999999" table:style-name="ce1">
            <text:p>0.3115655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ime elapsed : 324385182ns or 0.324385182s</text:p>
          </table:table-cell>
          <table:table-cell table:number-columns-repeated="2" table:style-name="ce1"/>
          <table:table-cell office:value-type="float" office:value="324385182" table:style-name="ce1">
            <text:p>324385182</text:p>
          </table:table-cell>
          <table:table-cell office:value-type="float" office:value="0.32438518199999999" table:style-name="ce1">
            <text:p>0.3243851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ime elapsed : 364822244ns or 0.364822244s</text:p>
          </table:table-cell>
          <table:table-cell table:number-columns-repeated="2" table:style-name="ce1"/>
          <table:table-cell office:value-type="float" office:value="364822244" table:style-name="ce1">
            <text:p>364822244</text:p>
          </table:table-cell>
          <table:table-cell office:value-type="float" office:value="0.36482224400000002" table:style-name="ce1">
            <text:p>0.3648222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ime elapsed : 309950858ns or 0.309950858s</text:p>
          </table:table-cell>
          <table:table-cell table:number-columns-repeated="2" table:style-name="ce1"/>
          <table:table-cell office:value-type="float" office:value="309950858" table:style-name="ce1">
            <text:p>309950858</text:p>
          </table:table-cell>
          <table:table-cell office:value-type="float" office:value="0.309950858" table:style-name="ce1">
            <text:p>0.3099508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ime elapsed : 306743005ns or 0.306743005s</text:p>
          </table:table-cell>
          <table:table-cell table:number-columns-repeated="2" table:style-name="ce1"/>
          <table:table-cell office:value-type="float" office:value="306743005" table:style-name="ce1">
            <text:p>306743005</text:p>
          </table:table-cell>
          <table:table-cell office:value-type="float" office:value="0.30674300500000001" table:style-name="ce1">
            <text:p>0.306743005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float" office:value="333850527.89999998" table:formula="of:=AVERAGE([.D1:.D10])" table:style-name="ce1">
            <text:p>333850527.9</text:p>
          </table:table-cell>
          <table:table-cell office:value-type="float" office:value="0.33385052790000003" table:formula="of:=AVERAGE([.E1:.E10])" table:style-name="ce1">
            <text:p>0.333850528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Windows User</dc:creator>
    <meta:creation-date>2019-12-25T16:53:19Z</meta:creation-date>
    <dc:date>2019-12-26T09:10:02Z</dc:date>
    <meta:editing-cycles>1</meta:editing-cycles>
    <meta:editing-duration>PT51S</meta:editing-duration>
  </office:meta>
</office:document-meta>
</file>